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" style:family="table-cell" style:parent-style-name="Default">
      <style:table-cell-properties fo:background-color="#ffff99" fo:border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GLES</text:p>
          </table:table-cell>
          <table:table-cell table:style-name="ce1" office:value-type="string" calcext:value-type="string">
            <text:p>GLES2</text:p>
          </table:table-cell>
          <table:table-cell table:style-name="ce2" office:value-type="string" calcext:value-type="string">
            <text:p>Functions not in GLES:</text:p>
          </table:table-cell>
          <table:table-cell table:style-name="ce3"/>
          <table:table-cell table:style-name="ce4" table:formula="of:=COUNTBLANK( [.A2:.A229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lphaFunc</text:p>
          </table:table-cell>
          <table:table-cell/>
          <table:table-cell table:style-name="ce2" office:value-type="string" calcext:value-type="string">
            <text:p>Functions not in GLES2:</text:p>
          </table:table-cell>
          <table:table-cell table:style-name="ce3"/>
          <table:table-cell table:style-name="ce4" table:formula="of:=COUNTBLANK( [.B2:.B229])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glActiveTex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lphaFunc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AttachSha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indAttribLoca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BindBu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indFramebu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indRenderbuff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BindTex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lendCol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lendEqu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lendEquationSepara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BlendFu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BlendFuncSepara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BufferD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BufferSub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CheckFramebufferStat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le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lear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learColor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ClearDepth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learDepth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ClearSten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lientActiveTex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lipPlan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lipPlan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olor4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olor4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olor4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ColorMa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olorPo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CompileShad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ompressedTexImage2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ompressedTexSubImage2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opyTexImage2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opyTexSubImage2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CreatePr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CreateShad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CullFa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eleteBuff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DeleteFramebuff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DeletePr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DeleteRenderbuff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DeleteShad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eleteTextur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epthFunc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epthMas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epthRang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DepthRang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DetachShad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is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DisableClientSt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DisableVertexAttribArra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rawArray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DrawElement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En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ableClientSt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EnableVertexAttribArra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Finis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Fl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Fog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og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og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og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rontF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rustum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Frustum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FramebufferRenderbu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FramebufferTexture2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FrontFa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nBuff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nerateMip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nFramebuff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nRenderbuffer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nTextu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ActiveAttri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ActiveUnif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AttachedShad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AttribLoca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tBoolean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tBufferParameter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GetClipPlan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ClipPlane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Get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GetFixedv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GetFloat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FramebufferAttachmentParameteri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tInteg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GetLight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Light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Material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Material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Pointer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GetProgramInfoLo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Program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RenderbufferParameter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ShaderInfoLo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Shader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ShaderPrecision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ShaderSour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t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GetTexEnv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TexEnv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GetTexEnvxv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GetTexParameterf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GetTexParameter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Uniform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Uniform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UniformLo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VertexAttrib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VertexAttrib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GetVertexAttribPointer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Hin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IsBuff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IsEnab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IsFramebu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IsPr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IsRenderbu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IsShad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IsTex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Light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Mode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Model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Model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Model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ightxv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Line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LineWidth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oadIdent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oadMatrix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oadMatri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Logic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teria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terial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terial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terial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trix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ultiTexCoord4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ultiTexCoord4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ultMatrix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ultMatri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Normal3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Normal3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Normal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th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th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LinkProgr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PixelStor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ointParameter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intParameter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intParamete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intParameterx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int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intSize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PolygonOff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olygonOffse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op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ush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ReadPix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otat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Rotat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ReleaseShaderCompil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RenderbufferStorag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SampleCo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ampleCoverag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Scal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Scale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Scis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hadeMod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ShaderBin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ShaderSour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StencilFu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StencilFuncSepara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StencilMa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StencilMaskSepara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Stencil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StencilOpSepa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TexCoord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f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Envxv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TexImage2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TexParameter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TexParameterf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TexParamet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TexParameter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TexParamete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exParameterxv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TexSubImage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Translat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Translat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VertexPo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Uniform1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1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1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1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2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2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2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2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3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3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3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3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4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4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4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4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Matrix2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Matrix3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niformMatrix4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UsePr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alidatePr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1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1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2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2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3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3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4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4f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VertexAttribPoint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Viewp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5T23:07:20.654403686</dc:date>
    <meta:editing-duration>PT51S</meta:editing-duration>
    <meta:editing-cycles>2</meta:editing-cycles>
    <meta:document-statistic meta:table-count="1" meta:cell-count="291" meta:object-count="0"/>
  </office:meta>
</office:document-meta>
</file>